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8.5cm" style:rel-column-width="32767*"/>
    </style:style>
    <style:style style:name="Таблица6.B" style:family="table-column">
      <style:table-column-properties style:column-width="8.5cm" style:rel-column-width="32768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B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0.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9.195cm" style:rel-column-width="5213*"/>
    </style:style>
    <style:style style:name="Таблица1.B" style:family="table-column">
      <style:table-column-properties style:column-width="7.805cm" style:rel-column-width="442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5.667cm" style:rel-column-width="21845*"/>
    </style:style>
    <style:style style:name="Таблица4.B" style:family="table-column">
      <style:table-column-properties style:column-width="5.667cm" style:rel-column-width="21844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C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5.405cm" style:rel-column-width="3064*"/>
    </style:style>
    <style:style style:name="Таблица7.B" style:family="table-column">
      <style:table-column-properties style:column-width="5.8cm" style:rel-column-width="3288*"/>
    </style:style>
    <style:style style:name="Таблица7.C" style:family="table-column">
      <style:table-column-properties style:column-width="5.796cm" style:rel-column-width="3286*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C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eeeb7"/>
    </style:style>
    <style:style style:name="P3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normal" style:text-underline-style="none" officeooo:rsid="001eeeb7" officeooo:paragraph-rsid="001eeeb7" style:font-name-asian="Times New Roman1" style:font-size-asian="14pt" style:font-style-asian="normal" style:font-name-complex="Times New Roman1" style:font-size-complex="14pt" style:font-style-complex="normal"/>
    </style:style>
    <style:style style:name="P5" style:family="paragraph" style:parent-style-name="Table_20_Contents">
      <style:paragraph-properties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officeooo:rsid="003d76a5" officeooo:paragraph-rsid="003d76a5" style:font-name-asian="Times New Roman1" style:font-size-asian="14pt" style:font-name-complex="Times New Roman1" style:font-size-complex="14pt"/>
    </style:style>
    <style:style style:name="P7" style:family="paragraph" style:parent-style-name="Text_20_body">
      <style:text-properties style:font-name="Times New Roman" fo:font-size="14pt" fo:language="en" fo:country="US" fo:font-style="normal" style:text-underline-style="none" officeooo:rsid="003a4729" officeooo:paragraph-rsid="00442866" style:font-name-asian="Times New Roman1" style:font-size-asian="14pt" style:font-style-asian="normal" style:font-name-complex="Times New Roman1" style:font-size-complex="14pt" style:font-style-complex="normal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8pt" officeooo:paragraph-rsid="001eeeb7" style:font-name-asian="Times New Roman1" style:font-size-asian="18pt" style:font-name-complex="Times New Roman1" style:font-size-complex="18pt"/>
    </style:style>
    <style:style style:name="P9" style:family="paragraph" style:parent-style-name="Standard">
      <style:paragraph-properties fo:text-align="center" style:justify-single-word="false">
        <style:tab-stops>
          <style:tab-stop style:position="10.25cm"/>
        </style:tab-stops>
      </style:paragraph-properties>
      <style:text-properties style:font-name="Times New Roman" fo:font-size="18pt" officeooo:paragraph-rsid="001eeeb7" style:font-name-asian="Times New Roman1" style:font-size-asian="18pt" style:font-name-complex="Times New Roman1" style:font-size-complex="18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8pt" officeooo:paragraph-rsid="001eeeb7" style:font-name-asian="Times New Roman1" style:font-size-asian="18pt" style:font-name-complex="Times New Roman1" style:font-size-complex="18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8pt" officeooo:rsid="001eeeb7" officeooo:paragraph-rsid="001eeeb7" style:font-name-asian="Times New Roman1" style:font-size-asian="18pt" style:font-name-complex="Times New Roman1" style:font-size-complex="18pt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Times New Roman" fo:font-size="18pt" fo:font-weight="bold" officeooo:rsid="001eeeb7" officeooo:paragraph-rsid="001eeeb7" style:font-name-asian="Times New Roman1" style:font-size-asian="18pt" style:font-weight-asian="bold" style:font-name-complex="Times New Roman1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1eeeb7" style:font-name-asian="Times New Roman1" style:font-size-asian="16pt" style:font-weight-asian="bold" style:font-name-complex="Times New Roman1" style:font-size-complex="16pt"/>
    </style:style>
    <style:style style:name="P14" style:family="paragraph" style:parent-style-name="Standard">
      <loext:graphic-properties draw:fill="none"/>
      <style:paragraph-properties fo:margin-left="11cm" fo:margin-right="-0.801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6pt" officeooo:paragraph-rsid="001eeeb7" style:font-name-asian="Times New Roman1" style:font-size-asian="16pt" style:font-name-complex="Times New Roman1" style:font-size-complex="16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5pt" officeooo:paragraph-rsid="001eeeb7" style:font-name-asian="Times New Roman1" style:font-size-asian="15pt" style:font-name-complex="Times New Roman1" style:font-size-complex="15pt"/>
    </style:style>
    <style:style style:name="P16" style:family="paragraph" style:parent-style-name="Table_20_Contents">
      <style:paragraph-properties fo:text-align="justify" style:justify-single-word="false"/>
      <style:text-properties style:font-name="Times New Roman" fo:font-size="10pt" fo:font-weight="bold" officeooo:rsid="003a4729" officeooo:paragraph-rsid="003d76a5" style:font-name-asian="Times New Roman1" style:font-size-asian="10pt" style:font-weight-asian="bold" style:font-name-complex="Times New Roman1" style:font-size-complex="10pt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 fo:font-size="10pt" fo:font-weight="bold" officeooo:rsid="003a4729" officeooo:paragraph-rsid="00442866" style:font-name-asian="Times New Roman1" style:font-size-asian="10pt" style:font-weight-asian="bold" style:font-name-complex="Times New Roman1" style:font-size-complex="10pt" style:font-weight-complex="bold"/>
    </style:style>
    <style:style style:name="P18" style:family="paragraph" style:parent-style-name="Standard" style:master-page-name="">
      <loext:graphic-properties draw:fill="none"/>
      <style:paragraph-properties fo:margin-left="11cm" fo:margin-right="-0.801cm" fo:margin-top="0cm" fo:margin-bottom="0.282cm" style:contextual-spacing="false" fo:line-height="10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1eeeb7"/>
    </style:style>
    <style:style style:name="P19" style:family="paragraph" style:parent-style-name="Standard">
      <loext:graphic-properties draw:fill="none"/>
      <style:paragraph-properties fo:margin-left="11cm" fo:margin-right="-0.801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  <style:text-properties officeooo:paragraph-rsid="001eeeb7"/>
    </style:style>
    <style:style style:name="P20" style:family="paragraph" style:parent-style-name="Table_20_Contents">
      <style:paragraph-properties fo:text-align="justify" style:justify-single-word="false"/>
      <style:text-properties fo:font-variant="normal" fo:text-transform="none" fo:color="#000000" loext:opacity="100%" style:font-name="Arial" fo:font-size="10.5pt" fo:letter-spacing="normal" fo:font-style="normal" fo:font-weight="normal" style:font-name-asian="Times New Roman1" style:font-size-asian="14pt" style:font-name-complex="Times New Roman1" style:font-size-complex="14pt"/>
    </style:style>
    <style:style style:name="P21" style:family="paragraph" style:parent-style-name="Text_20_body">
      <style:text-properties fo:font-variant="normal" fo:text-transform="none" fo:color="#000000" loext:opacity="100%" style:font-name="Times New Roman" fo:font-size="14pt" fo:letter-spacing="normal" fo:language="ru" fo:country="RU" fo:font-style="normal" style:text-underline-style="none" fo:font-weight="bold" officeooo:rsid="003a4729" style:font-name-asian="Times New Roman1" style:font-size-asian="14pt" style:font-style-asian="normal" style:font-weight-asian="bold" style:font-name-complex="Times New Roman1" style:font-size-complex="14pt" style:font-style-complex="normal" style:font-weight-complex="bold" loext:padding="0cm" loext:border="none"/>
    </style:style>
    <style:style style:name="P22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style:text-underline-style="none" fo:font-weight="bold" officeooo:rsid="003a4729" style:font-name-asian="Times New Roman1" style:font-size-asian="14pt" style:font-style-asian="normal" style:font-weight-asian="bold" style:font-name-complex="Times New Roman1" style:font-size-complex="14pt" style:font-style-complex="normal" style:font-weight-complex="bold" loext:padding="0cm" loext:border="none"/>
    </style:style>
    <style:style style:name="P23" style:family="paragraph" style:parent-style-name="Text_20_body">
      <style:paragraph-properties fo:break-before="auto" fo:break-after="auto"/>
      <style:text-properties fo:font-variant="normal" fo:text-transform="none" fo:color="#000000" loext:opacity="100%" style:font-name="Times New Roman" fo:font-size="14pt" fo:letter-spacing="normal" fo:language="ru" fo:country="RU" fo:font-style="normal" style:text-underline-style="none" fo:font-weight="bold" officeooo:rsid="003a4729" officeooo:paragraph-rsid="00442866" style:font-name-asian="Times New Roman1" style:font-size-asian="14pt" style:font-style-asian="normal" style:font-weight-asian="bold" style:font-name-complex="Times New Roman1" style:font-size-complex="14pt" style:font-style-complex="normal" style:font-weight-complex="bold" loext:padding="0cm" loext:border="none"/>
    </style:style>
    <style:style style:name="P24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4pt" fo:letter-spacing="normal" fo:language="ru" fo:country="RU" fo:font-style="normal" style:text-underline-style="none" fo:font-weight="normal" officeooo:rsid="003a4729" style:font-name-asian="Times New Roman1" style:font-size-asian="14pt" style:font-style-asian="normal" style:font-name-complex="Times New Roman1" style:font-size-complex="14pt" style:font-style-complex="normal" loext:padding="0cm" loext:border="none"/>
    </style:style>
    <style:style style:name="P25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4pt" fo:letter-spacing="normal" fo:language="ru" fo:country="RU" fo:font-style="normal" style:text-underline-style="none" fo:font-weight="normal" officeooo:rsid="003a4729" style:font-name-asian="Times New Roman1" style:font-size-asian="14pt" style:font-style-asian="normal" style:font-name-complex="Times New Roman1" style:font-size-complex="14pt" style:font-style-complex="normal" loext:padding="0cm" loext:border="none"/>
    </style:style>
    <style:style style:name="P26" style:family="paragraph" style:parent-style-name="Text_20_body">
      <style:paragraph-properties fo:margin-left="0cm" fo:margin-right="0cm" fo:margin-top="0cm" fo:margin-bottom="0cm" style:contextual-spacing="false" style:line-height-at-least="0.529cm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4pt" fo:letter-spacing="normal" fo:language="ru" fo:country="RU" fo:font-style="normal" style:text-underline-style="none" fo:font-weight="normal" officeooo:rsid="003a4729" style:font-name-asian="Times New Roman1" style:font-size-asian="14pt" style:font-style-asian="normal" style:font-name-complex="Times New Roman1" style:font-size-complex="14pt" style:font-style-complex="normal" loext:padding="0cm" loext:border="none"/>
    </style:style>
    <style:style style:name="P27" style:family="paragraph" style:parent-style-name="Text_20_body">
      <style:paragraph-properties fo:margin-left="0cm" fo:margin-right="0cm" fo:margin-top="0.265cm" fo:margin-bottom="0cm" style:contextual-spacing="false" style:line-height-at-least="0.529cm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4pt" fo:letter-spacing="normal" fo:language="ru" fo:country="RU" fo:font-style="normal" style:text-underline-style="none" fo:font-weight="normal" officeooo:rsid="003a4729" style:font-name-asian="Times New Roman1" style:font-size-asian="14pt" style:font-style-asian="normal" style:font-name-complex="Times New Roman1" style:font-size-complex="14pt" style:font-style-complex="normal" loext:padding="0cm" loext:border="none"/>
    </style:style>
    <style:style style:name="P28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style:line-height-at-least="0.529cm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4pt" fo:letter-spacing="normal" fo:language="ru" fo:country="RU" fo:font-style="normal" style:text-underline-style="none" fo:font-weight="normal" officeooo:rsid="003a4729" officeooo:paragraph-rsid="00442866" style:font-name-asian="Times New Roman1" style:font-size-asian="14pt" style:font-style-asian="normal" style:font-name-complex="Times New Roman1" style:font-size-complex="14pt" style:font-style-complex="normal" loext:padding="0cm" loext:border="none"/>
    </style:style>
    <style:style style:name="P29" style:family="paragraph" style:parent-style-name="Standard">
      <style:text-properties fo:font-variant="normal" fo:text-transform="none" fo:color="#000000" loext:opacity="100%" style:font-name="Times New Roman" fo:font-size="14pt" fo:letter-spacing="normal" fo:language="ru" fo:country="RU" fo:font-style="normal" style:text-underline-style="none" fo:font-weight="normal" officeooo:rsid="003a4729" officeooo:paragraph-rsid="003a4729" style:font-name-asian="Times New Roman1" style:font-size-asian="14pt" style:font-style-asian="normal" style:font-name-complex="Times New Roman1" style:font-size-complex="14pt" style:font-style-complex="normal" loext:padding="0cm" loext:border="none"/>
    </style:style>
    <style:style style:name="P30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monospace" fo:font-size="10.5pt" fo:letter-spacing="normal" fo:font-style="normal" fo:font-weight="normal" officeooo:paragraph-rsid="003d76a5"/>
    </style:style>
    <style:style style:name="P31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monospace" fo:font-size="10.5pt" fo:letter-spacing="normal" fo:font-style="normal" fo:font-weight="normal" officeooo:paragraph-rsid="00442866"/>
    </style:style>
    <style:style style:name="P32" style:family="paragraph" style:parent-style-name="Preformatted_20_Text">
      <style:paragraph-properties fo:margin-top="0.106cm" fo:margin-bottom="0.106cm" style:contextual-spacing="false" fo:text-align="start" style:justify-single-word="false" fo:orphans="2" fo:widows="2" fo:padding="0cm" fo:border="none"/>
      <style:text-properties fo:font-variant="normal" fo:text-transform="none" fo:color="#000000" loext:opacity="100%" style:font-name="monospace" fo:font-size="10.5pt" fo:letter-spacing="normal" fo:font-style="normal" fo:font-weight="normal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Table_20_Contents">
      <style:paragraph-properties fo:text-align="start" style:justify-single-word="false"/>
      <style:text-properties officeooo:paragraph-rsid="00442866"/>
    </style:style>
    <style:style style:name="P35" style:family="paragraph" style:parent-style-name="Table_20_Contents">
      <style:paragraph-properties fo:text-align="start" style:justify-single-word="false"/>
      <style:text-properties officeooo:paragraph-rsid="003d76a5"/>
    </style:style>
    <style:style style:name="P36" style:family="paragraph" style:parent-style-name="Standard">
      <loext:graphic-properties draw:fill-hatch-name="hatch"/>
      <style:paragraph-properties fo:margin-top="0cm" fo:margin-bottom="0cm" style:contextual-spacing="false" fo:line-height="100%" fo:text-align="start" style:justify-single-word="false">
        <style:tab-stops>
          <style:tab-stop style:position="6.267cm"/>
        </style:tab-stops>
      </style:paragraph-properties>
      <style:text-properties fo:font-size="10pt" officeooo:rsid="002abd04" officeooo:paragraph-rsid="003d76a5" style:font-size-asian="10pt" style:font-size-complex="10pt"/>
    </style:style>
    <style:style style:name="P37" style:family="paragraph" style:parent-style-name="Heading_20_1">
      <style:paragraph-properties fo:text-align="center" style:justify-single-word="false" fo:break-before="page"/>
      <style:text-properties style:font-name="Times New Roman" fo:font-size="18pt" fo:font-weight="bold" officeooo:paragraph-rsid="001eeeb7" style:font-size-asian="18pt" style:font-weight-asian="bold" style:font-size-complex="18pt" style:font-weight-complex="bold"/>
    </style:style>
    <style:style style:name="P38" style:family="paragraph" style:parent-style-name="Heading_20_1">
      <style:paragraph-properties fo:text-align="center" style:justify-single-word="false"/>
      <style:text-properties style:font-name="Times New Roman" fo:font-size="18pt" fo:font-weight="bold" officeooo:paragraph-rsid="001eeeb7" style:font-size-asian="18pt" style:font-weight-asian="bold" style:font-size-complex="18pt" style:font-weight-complex="bold"/>
    </style:style>
    <style:style style:name="P39" style:family="paragraph" style:parent-style-name="Heading_20_1">
      <style:paragraph-properties fo:text-align="center" style:justify-single-word="false" fo:break-before="page"/>
      <style:text-properties style:font-name="Times New Roman" fo:font-size="18pt" fo:font-weight="bold" officeooo:paragraph-rsid="0023d27d" style:font-size-asian="18pt" style:font-weight-asian="bold" style:font-size-complex="18pt" style:font-weight-complex="bold"/>
    </style:style>
    <style:style style:name="P40" style:family="paragraph" style:parent-style-name="Heading_20_1">
      <style:paragraph-properties fo:text-align="center" style:justify-single-word="false"/>
      <style:text-properties style:font-name="Times New Roman" fo:font-size="18pt" fo:font-weight="bold" officeooo:paragraph-rsid="002df0ea" style:font-size-asian="18pt" style:font-weight-asian="bold" style:font-size-complex="18pt" style:font-weight-complex="bold"/>
    </style:style>
    <style:style style:name="P41" style:family="paragraph" style:parent-style-name="Heading_20_1" style:list-style-name="">
      <style:paragraph-properties fo:line-height="100%" fo:text-align="center" style:justify-single-word="false" fo:keep-together="always"/>
      <style:text-properties style:font-name="Times New Roman" fo:font-size="18pt" fo:font-weight="bold" officeooo:paragraph-rsid="0023d27d" style:font-size-asian="18pt" style:font-weight-asian="bold" style:font-size-complex="18pt" style:font-weight-complex="bold"/>
    </style:style>
    <style:style style:name="P42" style:family="paragraph" style:parent-style-name="Heading_20_1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8pt" fo:language="en" fo:country="US" fo:font-style="normal" style:text-underline-style="none" fo:font-weight="bold" officeooo:rsid="00298ea0" officeooo:paragraph-rsid="00298ea0" style:font-name-asian="Times New Roman1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P43" style:family="paragraph" style:parent-style-name="Heading_20_1">
      <style:paragraph-properties fo:text-align="start" style:justify-single-word="false"/>
      <style:text-properties style:font-name="Times New Roman" fo:font-size="14pt" fo:font-weight="normal" officeooo:rsid="004898eb" officeooo:paragraph-rsid="004898eb" style:font-size-asian="12.25pt" style:font-weight-asian="normal" style:font-size-complex="14pt" style:font-weight-complex="normal"/>
    </style:style>
    <style:style style:name="P44" style:family="paragraph" style:parent-style-name="Heading_20_1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officeooo:rsid="004898eb" officeooo:paragraph-rsid="004898eb"/>
    </style:style>
    <style:style style:name="P45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6pt" fo:font-weight="bold" officeooo:paragraph-rsid="001eeeb7" style:font-name-asian="Times New Roman1" style:font-size-asian="16pt" style:font-weight-asian="bold" style:font-name-complex="Times New Roman1" style:font-size-complex="16pt"/>
    </style:style>
    <style:style style:name="P46" style:family="paragraph" style:parent-style-name="Standard" style:list-style-name="L1">
      <style:paragraph-properties fo:margin-top="0cm" fo:margin-bottom="0cm" style:contextual-spacing="fals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 fo:font-size="14pt" fo:language="en" fo:country="US" fo:font-style="normal" style:text-underline-style="none" fo:font-weight="normal" officeooo:rsid="0045ad35" officeooo:paragraph-rsid="0045ad35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7" style:family="paragraph" style:parent-style-name="Standard" style:list-style-name="L2">
      <style:paragraph-properties fo:margin-top="0cm" fo:margin-bottom="0cm" style:contextual-spacing="fals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 fo:font-size="14pt" fo:language="en" fo:country="US" fo:font-style="normal" style:text-underline-style="none" fo:font-weight="normal" officeooo:rsid="0045ad35" officeooo:paragraph-rsid="0045ad35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8" style:family="paragraph" style:parent-style-name="Standard" style:list-style-name="L3">
      <style:paragraph-properties fo:margin-top="0cm" fo:margin-bottom="0cm" style:contextual-spacing="fals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 fo:font-size="14pt" fo:language="en" fo:country="US" fo:font-style="normal" style:text-underline-style="none" fo:font-weight="normal" officeooo:rsid="00457c16" officeooo:paragraph-rsid="00457c16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9" style:family="paragraph" style:parent-style-name="Standard" style:list-style-name="L2">
      <style:paragraph-properties fo:margin-top="0cm" fo:margin-bottom="0cm" style:contextual-spacing="false" fo:line-height="150%" fo:text-align="justify" style:justify-single-word="false">
        <style:tab-stops>
          <style:tab-stop style:position="6.267cm"/>
        </style:tab-stops>
      </style:paragraph-properties>
      <style:text-properties officeooo:paragraph-rsid="0045ad35"/>
    </style:style>
    <style:style style:name="P50" style:family="paragraph" style:parent-style-name="Table_20_Contents">
      <style:paragraph-properties fo:text-align="start" style:justify-single-word="false"/>
    </style:style>
    <style:style style:name="P51" style:family="paragraph" style:parent-style-name="Table_20_Contents">
      <style:paragraph-properties fo:text-align="start" style:justify-single-word="false"/>
      <style:text-properties officeooo:rsid="004898eb" officeooo:paragraph-rsid="004898eb"/>
    </style:style>
    <style:style style:name="P52" style:family="paragraph" style:parent-style-name="Table_20_Contents">
      <style:paragraph-properties fo:text-align="start" style:justify-single-word="false"/>
      <style:text-properties officeooo:rsid="0049e31f" officeooo:paragraph-rsid="0049e31f"/>
    </style:style>
    <style:style style:name="P53" style:family="paragraph" style:parent-style-name="Table_20_Contents">
      <style:paragraph-properties fo:text-align="start" style:justify-single-word="false"/>
      <style:text-properties officeooo:rsid="004eb069" officeooo:paragraph-rsid="004eb069"/>
    </style:style>
    <style:style style:name="P54" style:family="paragraph" style:parent-style-name="Table_20_Contents">
      <style:paragraph-properties fo:text-align="start" style:justify-single-word="false"/>
      <style:text-properties officeooo:rsid="004fd624" officeooo:paragraph-rsid="004fd624"/>
    </style:style>
    <style:style style:name="P55" style:family="paragraph" style:parent-style-name="Text_20_body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0pt" fo:language="en" fo:country="US" fo:font-style="normal" style:text-underline-style="none" fo:font-weight="normal" officeooo:rsid="002abd04" officeooo:paragraph-rsid="00298ea0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P56" style:family="paragraph" style:parent-style-name="Text_20_body">
      <style:paragraph-properties fo:text-align="start" style:justify-single-word="false"/>
      <style:text-properties officeooo:rsid="004b7741" officeooo:paragraph-rsid="004b7741"/>
    </style:style>
    <style:style style:name="P57" style:family="paragraph" style:parent-style-name="Text_20_body">
      <style:paragraph-properties fo:text-align="start" style:justify-single-word="false"/>
      <style:text-properties officeooo:rsid="004d3364" officeooo:paragraph-rsid="004d3364"/>
    </style:style>
    <style:style style:name="P58" style:family="paragraph" style:parent-style-name="Text_20_body">
      <style:paragraph-properties fo:text-align="start" style:justify-single-word="false"/>
      <style:text-properties officeooo:rsid="004eb069" officeooo:paragraph-rsid="004eb069"/>
    </style:style>
    <style:style style:name="P59" style:family="paragraph" style:parent-style-name="Text_20_body">
      <style:paragraph-properties fo:text-align="start" style:justify-single-word="false"/>
      <style:text-properties officeooo:rsid="00509cae" officeooo:paragraph-rsid="00509cae"/>
    </style:style>
    <style:style style:name="T1" style:family="text">
      <style:text-properties officeooo:rsid="003a4729"/>
    </style:style>
    <style:style style:name="T2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3" style:family="text">
      <style:text-properties style:font-name="Times New Roman" fo:font-size="18pt" fo:font-weight="bold" officeooo:rsid="003a4729" style:font-name-asian="Times New Roman1" style:font-size-asian="18pt" style:font-weight-asian="bold" style:font-name-complex="Times New Roman1" style:font-size-complex="18pt" style:font-weight-complex="bold"/>
    </style:style>
    <style:style style:name="T4" style:family="text">
      <style:text-properties style:font-name="Times New Roman" fo:font-size="18pt" fo:font-weight="bold" officeooo:rsid="00442866" style:font-name-asian="Times New Roman1" style:font-size-asian="18pt" style:font-weight-asian="bold" style:font-name-complex="Times New Roman1" style:font-size-complex="18pt" style:font-weight-complex="bold"/>
    </style:style>
    <style:style style:name="T5" style:family="text">
      <style:text-properties style:font-name="Times New Roman" fo:font-size="18pt" fo:language="en" fo:country="US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T6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7" style:family="text">
      <style:text-properties style:font-name="Times New Roman" fo:font-size="16pt" officeooo:rsid="001eeeb7" style:font-name-asian="Times New Roman1" style:font-size-asian="16pt" style:font-name-complex="Times New Roman1" style:font-size-complex="16pt"/>
    </style:style>
    <style:style style:name="T8" style:family="text">
      <style:text-properties style:font-name="Times New Roman" fo:font-size="16pt" fo:language="ru" fo:country="RU" style:font-name-asian="Times New Roman1" style:font-size-asian="16pt" style:font-name-complex="Times New Roman1" style:font-size-complex="16pt"/>
    </style:style>
    <style:style style:name="T9" style:family="text">
      <style:text-properties style:font-name="Times New Roman" fo:font-size="16pt" fo:language="ru" fo:country="RU" officeooo:rsid="001eeeb7" style:font-name-asian="Times New Roman1" style:font-size-asian="16pt" style:font-name-complex="Times New Roman1" style:font-size-complex="16pt"/>
    </style:style>
    <style:style style:name="T10" style:family="text">
      <style:text-properties style:font-name="Times New Roman" fo:font-size="16pt" fo:language="ru" fo:country="RU" officeooo:rsid="003a4729" style:font-name-asian="Times New Roman1" style:font-size-asian="16pt" style:font-name-complex="Times New Roman1" style:font-size-complex="16pt"/>
    </style:style>
    <style:style style:name="T11" style:family="text">
      <style:text-properties style:font-name="Times New Roman" fo:font-size="16pt" fo:language="ru" fo:country="RU" officeooo:rsid="00442866" style:font-name-asian="Times New Roman1" style:font-size-asian="16pt" style:font-name-complex="Times New Roman1" style:font-size-complex="16pt"/>
    </style:style>
    <style:style style:name="T12" style:family="text">
      <style:text-properties style:font-name="Times New Roman" fo:font-size="14pt" fo:language="en" fo:country="US" fo:font-style="normal" style:text-underline-style="none" fo:font-weight="normal" officeooo:rsid="00442866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3" style:family="text">
      <style:text-properties style:font-name="Times New Roman" fo:font-size="14pt" fo:language="en" fo:country="US" fo:font-style="normal" style:text-underline-style="none" fo:font-weight="normal" officeooo:rsid="0045ad35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4" style:family="text">
      <style:text-properties style:font-name="Times New Roman" fo:font-size="14pt" fo:font-weight="normal" style:font-size-asian="12.25pt" style:font-weight-asian="normal" style:font-size-complex="14pt" style:font-weight-complex="normal"/>
    </style:style>
    <style:style style:name="T15" style:family="text">
      <style:text-properties officeooo:rsid="0034359e"/>
    </style:style>
    <style:style style:name="T16" style:family="text">
      <style:text-properties fo:language="ru" fo:country="RU" fo:font-style="normal" style:text-underline-style="none" fo:font-weight="normal" fo:background-color="#ffffff" loext:char-shading-value="0" style:font-style-asian="normal" style:font-weight-asian="normal" style:font-style-complex="normal" style:font-weight-complex="normal"/>
    </style:style>
    <style:style style:name="T17" style:family="text">
      <style:text-properties fo:language="ru" fo:country="RU" fo:font-style="normal" style:text-underline-style="none" fo:font-weight="normal" officeooo:rsid="003a4729" fo:background-color="#ffffff" loext:char-shading-value="0" style:font-style-asian="normal" style:font-weight-asian="normal" style:font-style-complex="normal" style:font-weight-complex="normal"/>
    </style:style>
    <style:style style:name="T18" style:family="text">
      <style:text-properties fo:language="ru" fo:country="RU" fo:font-style="normal" style:text-underline-style="none" fo:font-weight="normal" officeooo:rsid="0045ad35" fo:background-color="#ffffff" loext:char-shading-value="0" style:font-style-asian="normal" style:font-weight-asian="normal" style:font-style-complex="normal" style:font-weight-complex="normal"/>
    </style:style>
    <style:style style:name="T19" style:family="text">
      <style:text-properties officeooo:rsid="00442866"/>
    </style:style>
    <style:style style:name="T20" style:family="text">
      <style:text-properties officeooo:rsid="00458cff"/>
    </style:style>
    <style:style style:name="T21" style:family="text">
      <style:text-properties officeooo:rsid="00468945"/>
    </style:style>
    <style:style style:name="T22" style:family="text">
      <style:text-properties officeooo:rsid="004eb069"/>
    </style:style>
    <style:style style:name="T23" style:family="text">
      <style:text-properties officeooo:rsid="004fd62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Московский авиационный институт (национальный исследовательский университет)</text:p>
      <text:p text:style-name="P13"/>
      <text:p text:style-name="P15">Институт информационных технологий и прикладной математики </text:p>
      <text:p text:style-name="P15">«Кафедра вычислительной математики и программирования»</text:p>
      <text:p text:style-name="P10"/>
      <text:p text:style-name="P10"/>
      <text:p text:style-name="P10"/>
      <text:p text:style-name="P10"/>
      <text:p text:style-name="P10"/>
      <text:p text:style-name="P10"/>
      <text:p text:style-name="P2"><text:span text:style-name="T4">Курсовой проект</text:span><text:span text:style-name="T2"> по предмету "</text:span><text:span text:style-name="T3">Дискретный анализ</text:span><text:span text:style-name="T2">"</text:span></text:p>
      <text:p text:style-name="P10"/>
      <text:p text:style-name="P10"/>
      <text:p text:style-name="P10"/>
      <text:p text:style-name="P10"/>
      <text:p text:style-name="P9"/>
      <text:p text:style-name="P10"/>
      <text:p text:style-name="P18"><text:span text:style-name="T6">Студент: </text:span><text:span text:style-name="T7">Калуцкий</text:span><text:span text:style-name="T8"> </text:span><text:span text:style-name="T9">М</text:span><text:span text:style-name="T8">. </text:span><text:span text:style-name="T9">В</text:span><text:span text:style-name="T8">.</text:span></text:p>
      <text:p text:style-name="P14">Преподаватель: <text:span text:style-name="T1">Макаров</text:span> <text:span text:style-name="T1">Н</text:span>.<text:span text:style-name="T1">К</text:span>.</text:p>
      <text:p text:style-name="P14">Группа: М8О-207Б-22</text:p>
      <text:p text:style-name="P19"><text:span text:style-name="T6">Дата:</text:span><text:span text:style-name="T8"> </text:span><text:span text:style-name="T11">10</text:span><text:span text:style-name="T8">.</text:span><text:span text:style-name="T11">11</text:span><text:span text:style-name="T8">.202</text:span><text:span text:style-name="T10">4</text:span><text:span text:style-name="T6"> </text:span></text:p>
      <text:p text:style-name="P14">Оценка: </text:p>
      <text:p text:style-name="P14">Подпись: </text:p>
      <text:p text:style-name="P8"/>
      <text:p text:style-name="P12"><text:span text:style-name="T15">О</text:span>главление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3"><text:a xlink:type="simple" xlink:href="#__RefHeading__738_2004454639" text:style-name="Index_20_Link" text:visited-style-name="Index_20_Link">Цель работы<text:tab/>3</text:a></text:p>
          <text:p text:style-name="P33"><text:a xlink:type="simple" xlink:href="#__RefHeading__740_2004454639" text:style-name="Index_20_Link" text:visited-style-name="Index_20_Link">Постановка задачи<text:tab/>3</text:a></text:p>
          <text:p text:style-name="P33"><text:a xlink:type="simple" xlink:href="#__RefHeading__744_2004454639" text:style-name="Index_20_Link" text:visited-style-name="Index_20_Link">Общий алгоритм решения<text:tab/>4</text:a></text:p>
          <text:p text:style-name="P33"><text:a xlink:type="simple" xlink:href="#__RefHeading__746_2004454639" text:style-name="Index_20_Link" text:visited-style-name="Index_20_Link">Реализация<text:tab/>4</text:a></text:p>
          <text:p text:style-name="P33"><text:a xlink:type="simple" xlink:href="#__RefHeading__750_2004454639" text:style-name="Index_20_Link" text:visited-style-name="Index_20_Link">Вывод<text:tab/>6</text:a></text:p>
        </text:index-body>
      </text:table-of-content>
      <text:p text:style-name="P11"/>
      <text:h text:style-name="P37" text:outline-level="1"><text:bookmark-start text:name="__RefHeading__738_2004454639"/><text:bookmark text:name="Bookmark"/>Цель работы<text:bookmark-end text:name="__RefHeading__738_2004454639"/></text:h>
      <text:p text:style-name="P29">Реализовать алгоритм LZW.</text:p>
      <text:h text:style-name="P38" text:outline-level="1"><text:bookmark-start text:name="__RefHeading__740_2004454639"/><text:bookmark text:name="Bookmark1"/>Постановка задачи<text:bookmark-end text:name="__RefHeading__740_2004454639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0">Ограничение времени</text:p>
          </table:table-cell>
          <table:table-cell table:style-name="Таблица2.B1" office:value-type="string">
            <text:p text:style-name="P20"><text:span text:style-name="T19">1</text:span> секунд<text:span text:style-name="T19">а</text:span></text:p>
          </table:table-cell>
        </table:table-row>
        <table:table-row>
          <table:table-cell table:style-name="Таблица2.A2" office:value-type="string">
            <text:p text:style-name="P20">Ограничение памяти</text:p>
          </table:table-cell>
          <table:table-cell table:style-name="Таблица2.B2" office:value-type="string">
            <text:p text:style-name="P5">2<text:span text:style-name="T19">56</text:span>Mb</text:p>
          </table:table-cell>
        </table:table-row>
        <table:table-row>
          <table:table-cell table:style-name="Таблица2.A2" office:value-type="string">
            <text:p text:style-name="P20">Ввод</text:p>
          </table:table-cell>
          <table:table-cell table:style-name="Таблица2.B2" office:value-type="string">
            <text:p text:style-name="P20">стандартный ввод или input.txt</text:p>
          </table:table-cell>
        </table:table-row>
        <table:table-row>
          <table:table-cell table:style-name="Таблица2.A2" office:value-type="string">
            <text:p text:style-name="P20">Вывод</text:p>
          </table:table-cell>
          <table:table-cell table:style-name="Таблица2.B2" office:value-type="string">
            <text:p text:style-name="P20">стандартный вывод или output.txt</text:p>
          </table:table-cell>
        </table:table-row>
      </table:table>
      <text:p text:style-name="P4"/>
      <text:p text:style-name="P28">Начальный словарь выглядит следующим образом: a -&gt; 0 b -&gt; 1 c -&gt; 2 ... x -&gt; 23 y -&gt; 24 z -&gt; 25 EOF -&gt; 26</text:p>
      <text:p text:style-name="P22"><text:bookmark-start text:name="__RefHeading___Toc108379_2629130312"/>Формат ввода<text:bookmark-end text:name="__RefHeading___Toc108379_2629130312"/></text:p>
      <text:p text:style-name="P24">Вам будут даны тесты двух типов. Первый тип: compress &lt;text&gt;</text:p>
      <text:p text:style-name="P26">Текст состоит только из малых латинских букв. В ответ на него вам нужно вывести коды, которыми будет закодирован данный текст.</text:p>
      <text:p text:style-name="P27">Второй тип: decompress &lt;codes&gt;</text:p>
      <text:p text:style-name="P27">Вам даны коды в которые был сжат текст из малых латинских букв, вам нужно его разжать.</text:p>
      <text:p text:style-name="P22"><text:bookmark-start text:name="__RefHeading___Toc108381_2629130312"/>Формат вывода<text:bookmark-end text:name="__RefHeading___Toc108381_2629130312"/></text:p>
      <text:p text:style-name="P24">В ответ на тест первого типа вам нужно вывести коды, которыми будет закодирован данный текст через пробел.</text:p>
      <text:p text:style-name="P26">В ответ на тест второго типа выведите разжатый текст.</text:p>
      <text:p text:style-name="P25"/>
      <text:p text:style-name="P21"><text:bookmark-start text:name="__RefHeading___Toc108383_2629130312"/>Пример <text:span text:style-name="T19">1</text:span><text:bookmark-end text:name="__RefHeading___Toc108383_2629130312"/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6">Ввод</text:p>
          </table:table-cell>
          <table:table-cell table:style-name="Таблица3.B1" office:value-type="string">
            <text:p text:style-name="P30">compress</text:p>
            <text:p text:style-name="P32">abracadabra</text:p>
          </table:table-cell>
        </table:table-row>
        <table:table-row>
          <table:table-cell table:style-name="Таблица3.A2" office:value-type="string">
            <text:p text:style-name="P16">Вывод</text:p>
          </table:table-cell>
          <table:table-cell table:style-name="Таблица3.B2" office:value-type="string">
            <text:p text:style-name="P35">0 1 17 0 2 0 3 27 29 26</text:p>
          </table:table-cell>
        </table:table-row>
      </table:table>
      <text:p text:style-name="P21"/>
      <text:p text:style-name="P23"><text:bookmark-start text:name="__RefHeading___Toc108383_26291303121"/>Пример <text:span text:style-name="T19">2</text:span><text:bookmark-end text:name="__RefHeading___Toc108383_26291303121"/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7">Ввод</text:p>
          </table:table-cell>
          <table:table-cell table:style-name="Таблица6.B1" office:value-type="string">
            <text:p text:style-name="P31">decompress</text:p>
            <text:p text:style-name="P31">0 1 17 0 2 0 3 27 29 26</text:p>
          </table:table-cell>
        </table:table-row>
        <table:table-row>
          <table:table-cell table:style-name="Таблица6.A2" office:value-type="string">
            <text:p text:style-name="P17">Вывод</text:p>
          </table:table-cell>
          <table:table-cell table:style-name="Таблица6.B2" office:value-type="string">
            <text:p text:style-name="P34">abracadabra</text:p>
          </table:table-cell>
        </table:table-row>
      </table:table>
      <text:p text:style-name="P7"/>
      <text:h text:style-name="P41" text:outline-level="1"/>
      <text:h text:style-name="P39" text:outline-level="1"><text:bookmark-start text:name="__RefHeading__744_2004454639"/><text:bookmark text:name="Bookmark3"/>Общий алгоритм решения<text:bookmark-end text:name="__RefHeading__744_2004454639"/></text:h>
      <text:list xml:id="list2499472639" text:style-name="L1">
        <text:list-header>
          <text:p text:style-name="P46">Алгоритм состоит из 2-х этапов: сжатие и разжатие текста. Рассмотрим каждый подробнее:</text:p>
        </text:list-header>
      </text:list>
      <text:list xml:id="list1364352266" text:style-name="L2">
        <text:list-header>
          <text:p text:style-name="P47">Сжатие:</text:p>
        </text:list-header>
        <text:list-item>
          <text:p text:style-name="P49"><text:span text:style-name="T12">Заводим словарь</text:span><text:span text:style-name="T13">(map/unordered_map)</text:span><text:span text:style-name="T12"> с начальным алфавитом;</text:span></text:p>
        </text:list-item>
        <text:list-item>
          <text:p text:style-name="P49"><text:span text:style-name="T12">Считываем строку посимвольно, </text:span><text:span text:style-name="T13">каждый считанный символ добавляем справа к строке s(изначально она пустая), </text:span><text:span text:style-name="T12">пытаемся собрать </text:span><text:span text:style-name="T13">s такую, чтобы её длина была максимальной и при этом чтобы она была в словаре в качестве ключа.</text:span><text:span text:style-name="T12"> </text:span><text:span text:style-name="T13">Если при i-ом считанном символе получается так, что строка s+i не является ключом в словаре, то в выходной файл идёт код строки s, и алгоритм дальше продолжается с символа ‘i’.</text:span></text:p>
          <text:p text:style-name="P47">Расжатие:</text:p>
        </text:list-item>
      </text:list>
      <text:list xml:id="list918151706" text:style-name="L3">
        <text:list-item>
          <text:p text:style-name="P48">Заводим словарь с начальным алфавитом;</text:p>
        </text:list-item>
        <text:list-item>
          <text:p text:style-name="P48">Первый код точно есть <text:span text:style-name="T21">в </text:span>словаре, поэтому первый символ мы всегда знаем, далее начинаем считывать следующие сиволы. Таким образом на каждой итерации мы имеем две соседних закодиррованных последовательности, мы должны взять всю левую последовательность и первый символ от правой, объединить их и закинуть в наш словарь с соответствующим кодом. Если же при считывании очередного кода, мы не можем найти его в словаре, то мы берем первую букву левой последовательности, <text:span text:style-name="T20">дописываем её к первому слову справа и добавляем полученную последовательность в словарь.</text:span></text:p>
        </text:list-item>
      </text:list>
      <text:h text:style-name="P42" text:outline-level="1"><text:bookmark-start text:name="__RefHeading__746_2004454639"/><text:bookmark text:name="Bookmark4"/>Реализация<text:bookmark-end text:name="__RefHeading__746_2004454639"/></text:h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36">#include &lt;iostream&gt;</text:p>
            <text:p text:style-name="P36">#include &lt;map&gt;</text:p>
            <text:p text:style-name="P36"/>
            <text:p text:style-name="P36"/>
            <text:p text:style-name="P36">using std::map;</text:p>
            <text:p text:style-name="P36">using std::cin;</text:p>
            <text:p text:style-name="P36">using std::string;</text:p>
            <text:p text:style-name="P36">using std::cout;</text:p>
            <text:p text:style-name="P36">using std::endl;</text:p>
            <text:p text:style-name="P36"><text:soft-page-break/></text:p>
            <text:p text:style-name="P36"/>
            <text:p text:style-name="P36">void compress() {</text:p>
            <text:p text:style-name="P36"><text:s text:c="4"/>map&lt;string, int&gt; alph;</text:p>
            <text:p text:style-name="P36"><text:s text:c="4"/>for(int i = 0; i &lt; 26; ++i) {</text:p>
            <text:p text:style-name="P36"><text:s text:c="8"/>char c = 'a' + i;</text:p>
            <text:p text:style-name="P36"><text:s text:c="8"/>alph.insert({string{c}, i});</text:p>
            <text:p text:style-name="P36"><text:s text:c="4"/>}</text:p>
            <text:p text:style-name="P36"><text:s text:c="4"/>char inputChar;</text:p>
            <text:p text:style-name="P36"><text:s text:c="4"/>string str = "";</text:p>
            <text:p text:style-name="P36"><text:s text:c="4"/>string strHelper;</text:p>
            <text:p text:style-name="P36"><text:s text:c="4"/>int count = 27;</text:p>
            <text:p text:style-name="P36"><text:s text:c="4"/>while(cin&gt;&gt;inputChar) {</text:p>
            <text:p text:style-name="P36"><text:s text:c="8"/>if(inputChar == '!') break;</text:p>
            <text:p text:style-name="P36"><text:s text:c="8"/>strHelper = str;</text:p>
            <text:p text:style-name="P36"><text:s text:c="8"/>strHelper += inputChar;//todo: мб убрать копию</text:p>
            <text:p text:style-name="P36"><text:s text:c="8"/>if(alph.find(strHelper) != alph.end()) {</text:p>
            <text:p text:style-name="P36"><text:s text:c="12"/>str += inputChar;</text:p>
            <text:p text:style-name="P36"><text:s text:c="12"/>continue;</text:p>
            <text:p text:style-name="P36"><text:s text:c="8"/>}</text:p>
            <text:p text:style-name="P36"><text:s text:c="8"/>cout&lt;&lt;alph.find(str)-&gt;second&lt;&lt;" ";</text:p>
            <text:p text:style-name="P36"><text:s text:c="8"/>alph.insert({strHelper, count++});</text:p>
            <text:p text:style-name="P36"><text:s text:c="8"/>str = inputChar;</text:p>
            <text:p text:style-name="P36"><text:s text:c="4"/>}</text:p>
            <text:p text:style-name="P36"><text:s text:c="4"/>cout&lt;&lt;alph.find(str)-&gt;second&lt;&lt;" ";</text:p>
            <text:p text:style-name="P36"><text:s text:c="4"/>cout&lt;&lt;26;</text:p>
            <text:p text:style-name="P36">}</text:p>
            <text:p text:style-name="P36">void decompress() {</text:p>
            <text:p text:style-name="P36"><text:s text:c="4"/>map&lt;int, string&gt; alph;</text:p>
            <text:p text:style-name="P36"><text:s text:c="4"/>for(int i = 0; i &lt; 26; ++i) {</text:p>
            <text:p text:style-name="P36"><text:s text:c="8"/>char c = 'a' + i;</text:p>
            <text:p text:style-name="P36"><text:s text:c="8"/>alph.insert({i, string {c}});</text:p>
            <text:p text:style-name="P36"><text:s text:c="4"/>}</text:p>
            <text:p text:style-name="P36"><text:s text:c="4"/>int count = 27;</text:p>
            <text:p text:style-name="P36"><text:s text:c="4"/>int inputCode; cin&gt;&gt;inputCode;</text:p>
            <text:p text:style-name="P36"><text:s text:c="4"/>string answer = "";</text:p>
            <text:p text:style-name="P36"><text:s text:c="4"/>string first, second;</text:p>
            <text:p text:style-name="P36"><text:s text:c="4"/>first = alph.find(inputCode)-&gt;second;</text:p>
            <text:p text:style-name="P36"><text:s text:c="4"/>answer+=first;</text:p>
            <text:p text:style-name="P36"><text:s text:c="4"/>while(cin&gt;&gt;inputCode) {</text:p>
            <text:p text:style-name="P36"><text:s text:c="8"/>if(inputCode == 26) break;</text:p>
            <text:p text:style-name="P36"><text:s text:c="8"/>if(alph.find(inputCode) == alph.end()) {</text:p>
            <text:p text:style-name="P36"><text:s text:c="12"/>second = first + *first.begin();</text:p>
            <text:p text:style-name="P36"><text:s text:c="8"/>} else {</text:p>
            <text:p text:style-name="P36"><text:s text:c="12"/>second = alph.find(inputCode)-&gt;second;</text:p>
            <text:p text:style-name="P36"><text:s text:c="8"/>}</text:p>
            <text:p text:style-name="P36"><text:s text:c="8"/>alph.insert({count++, (first+*second.begin())});</text:p>
            <text:p text:style-name="P36"><text:s text:c="8"/>answer+=second;</text:p>
            <text:p text:style-name="P36"><text:s text:c="8"/>first = second;</text:p>
            <text:p text:style-name="P36"><text:s text:c="4"/>}</text:p>
            <text:p text:style-name="P36"><text:s text:c="4"/>cout&lt;&lt;answer;</text:p>
            <text:p text:style-name="P36">}</text:p>
            <text:p text:style-name="P36"/>
            <text:p text:style-name="P36">int main() {</text:p>
            <text:p text:style-name="P36"/>
            <text:p text:style-name="P36"><text:s text:c="4"/>string str; cin&gt;&gt;str;</text:p>
            <text:p text:style-name="P36"><text:s text:c="8"/>switch ((str == "compress") ? 1 : (str == "decompress") ? 0 : -1) {</text:p>
            <text:p text:style-name="P36"><text:s text:c="12"/>case 1:</text:p>
            <text:p text:style-name="P36"><text:s text:c="16"/>compress();</text:p>
            <text:p text:style-name="P36"><text:s text:c="16"/>break;</text:p>
            <text:p text:style-name="P36"><text:soft-page-break/><text:s text:c="12"/>case 0:</text:p>
            <text:p text:style-name="P36"><text:s text:c="16"/>decompress();</text:p>
            <text:p text:style-name="P36"><text:s text:c="16"/>break;</text:p>
            <text:p text:style-name="P36"><text:s text:c="12"/>default:</text:p>
            <text:p text:style-name="P36"><text:s text:c="16"/>throw std::logic_error("Неверный формат ввода данных");</text:p>
            <text:p text:style-name="P36"><text:s text:c="8"/>}</text:p>
            <text:p text:style-name="P36"><text:s text:c="4"/>}</text:p>
          </table:table-cell>
        </table:table-row>
      </table:table>
      <text:p text:style-name="P55"/>
      <text:h text:style-name="P44" text:outline-level="1"><text:bookmark-start text:name="__RefHeading__746_20044546391"/><text:span text:style-name="T5">Замер затрат времени и степени сжатия</text:span><text:bookmark-end text:name="__RefHeading__746_20044546391"/></text:h>
      <text:h text:style-name="P43" text:outline-level="1" text:is-list-header="true">Данные для сжатия генерировались с использованием псевдослучайных чисел, а именно с использованием функции std::random(), причем для каждой генерации случайных чисел стартовое число seed было установлено с помощью stand(time(0)).</text:h>
      <text:h text:style-name="P43" text:outline-level="1">Протокол для сжатия: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1">Размер данных для сжатия (<text:span text:style-name="T22">кол-во </text:span>символов)</text:p>
          </table:table-cell>
          <table:table-cell table:style-name="Таблица1.B1" office:value-type="string">
            <text:p text:style-name="P51">Время сжатия (в микросекундах)</text:p>
          </table:table-cell>
        </table:table-row>
        <table:table-row>
          <table:table-cell table:style-name="Таблица1.A2" office:value-type="string">
            <text:p text:style-name="P51">1<text:span text:style-name="T22">`000</text:span></text:p>
          </table:table-cell>
          <table:table-cell table:style-name="Таблица1.B2" office:value-type="string">
            <text:p text:style-name="P51">682</text:p>
          </table:table-cell>
        </table:table-row>
        <table:table-row>
          <table:table-cell table:style-name="Таблица1.A2" office:value-type="string">
            <text:p text:style-name="P51">1<text:span text:style-name="T22">0`000</text:span></text:p>
          </table:table-cell>
          <table:table-cell table:style-name="Таблица1.B2" office:value-type="string">
            <text:p text:style-name="P50">6<text:span text:style-name="T22">`</text:span>329</text:p>
          </table:table-cell>
        </table:table-row>
        <table:table-row>
          <table:table-cell table:style-name="Таблица1.A2" office:value-type="string">
            <text:p text:style-name="P51">1<text:span text:style-name="T22">00`000</text:span></text:p>
          </table:table-cell>
          <table:table-cell table:style-name="Таблица1.B2" office:value-type="string">
            <text:p text:style-name="P50">63<text:span text:style-name="T22">`</text:span>511</text:p>
          </table:table-cell>
        </table:table-row>
        <table:table-row>
          <table:table-cell table:style-name="Таблица1.A2" office:value-type="string">
            <text:p text:style-name="P51">1<text:span text:style-name="T22">`000`000</text:span></text:p>
          </table:table-cell>
          <table:table-cell table:style-name="Таблица1.B2" office:value-type="string">
            <text:p text:style-name="P50">794<text:span text:style-name="T22">`</text:span>932</text:p>
          </table:table-cell>
        </table:table-row>
        <table:table-row>
          <table:table-cell table:style-name="Таблица1.A2" office:value-type="string">
            <text:p text:style-name="P52">1<text:span text:style-name="T22">0`000`000</text:span></text:p>
          </table:table-cell>
          <table:table-cell table:style-name="Таблица1.B2" office:value-type="string">
            <text:p text:style-name="P50">11<text:span text:style-name="T22">`</text:span>982<text:span text:style-name="T22">`</text:span>651</text:p>
          </table:table-cell>
        </table:table-row>
      </table:table>
      <text:p text:style-name="P56"><text:span text:style-name="T14">Как и ожидалось, мы увидели линейную зависимость результата от входных данных.</text:span></text:p>
      <text:p text:style-name="P57"><text:span text:style-name="T14">Протокол для расжатия: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A"/>
        <table:table-row>
          <table:table-cell table:style-name="Таблица4.A1" office:value-type="string">
            <text:p text:style-name="P54">Количество кодов на входе</text:p>
          </table:table-cell>
          <table:table-cell table:style-name="Таблица4.A1" office:value-type="string">
            <text:p text:style-name="P54">Длина расжатой строки</text:p>
          </table:table-cell>
          <table:table-cell table:style-name="Таблица4.C1" office:value-type="string">
            <text:p text:style-name="P54">Время (в микросекундах)</text:p>
          </table:table-cell>
        </table:table-row>
        <table:table-row>
          <table:table-cell table:style-name="Таблица4.A2" office:value-type="string">
            <text:p text:style-name="P50">38<text:span text:style-name="T23">`</text:span>724</text:p>
          </table:table-cell>
          <table:table-cell table:style-name="Таблица4.A2" office:value-type="string">
            <text:p text:style-name="P54">100`000</text:p>
          </table:table-cell>
          <table:table-cell table:style-name="Таблица4.C2" office:value-type="string">
            <text:p text:style-name="P50">31<text:span text:style-name="T23">`</text:span>865</text:p>
          </table:table-cell>
        </table:table-row>
        <table:table-row>
          <table:table-cell table:style-name="Таблица4.A2" office:value-type="string">
            <text:p text:style-name="P50">313<text:span text:style-name="T23">`</text:span>374</text:p>
          </table:table-cell>
          <table:table-cell table:style-name="Таблица4.A2" office:value-type="string">
            <text:p text:style-name="P54">1`000`000</text:p>
          </table:table-cell>
          <table:table-cell table:style-name="Таблица4.C2" office:value-type="string">
            <text:p text:style-name="P50">335<text:span text:style-name="T23">`</text:span>938</text:p>
          </table:table-cell>
        </table:table-row>
        <table:table-row>
          <table:table-cell table:style-name="Таблица4.A2" office:value-type="string">
            <text:p text:style-name="P50">2<text:span text:style-name="T23">`</text:span>577<text:span text:style-name="T23">`</text:span>225</text:p>
          </table:table-cell>
          <table:table-cell table:style-name="Таблица4.A2" office:value-type="string">
            <text:p text:style-name="P54">10`000`000</text:p>
          </table:table-cell>
          <table:table-cell table:style-name="Таблица4.C2" office:value-type="string">
            <text:p text:style-name="P50">4<text:span text:style-name="T23">`</text:span>063<text:span text:style-name="T23">`</text:span>514</text:p>
          </table:table-cell>
        </table:table-row>
      </table:table>
      <text:p text:style-name="P58"><text:span text:style-name="T14">Степень сжатия: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53">Размер данных до сжатия (кол-во символов)</text:p>
          </table:table-cell>
          <table:table-cell table:style-name="Таблица7.A1" office:value-type="string">
            <text:p text:style-name="P53">Размер данных после сжатия (кол-во символов)</text:p>
          </table:table-cell>
          <table:table-cell table:style-name="Таблица7.C1" office:value-type="string">
            <text:p text:style-name="P54">% сжатия</text:p>
          </table:table-cell>
        </table:table-row>
        <table:table-row>
          <table:table-cell table:style-name="Таблица7.A2" office:value-type="string">
            <text:p text:style-name="P53">1`000</text:p>
          </table:table-cell>
          <table:table-cell table:style-name="Таблица7.A2" office:value-type="string">
            <text:p text:style-name="P53">714</text:p>
          </table:table-cell>
          <table:table-cell table:style-name="Таблица7.C2" office:value-type="string">
            <text:p text:style-name="P54">0,286</text:p>
          </table:table-cell>
        </table:table-row>
        <table:table-row>
          <table:table-cell table:style-name="Таблица7.A2" office:value-type="string">
            <text:p text:style-name="P53">10`000</text:p>
          </table:table-cell>
          <table:table-cell table:style-name="Таблица7.A2" office:value-type="string">
            <text:p text:style-name="P53">5`090</text:p>
          </table:table-cell>
          <table:table-cell table:style-name="Таблица7.C2" office:value-type="string">
            <text:p text:style-name="P53">0,491</text:p>
          </table:table-cell>
        </table:table-row>
        <table:table-row>
          <table:table-cell table:style-name="Таблица7.A2" office:value-type="string">
            <text:p text:style-name="P53">100`000</text:p>
          </table:table-cell>
          <table:table-cell table:style-name="Таблица7.A2" office:value-type="string">
            <text:p text:style-name="P50">38<text:span text:style-name="T22">`</text:span>734</text:p>
          </table:table-cell>
          <table:table-cell table:style-name="Таблица7.C2" office:value-type="string">
            <text:p text:style-name="P50">0,61266</text:p>
          </table:table-cell>
        </table:table-row>
        <table:table-row>
          <table:table-cell table:style-name="Таблица7.A2" office:value-type="string">
            <text:p text:style-name="P53">1`000`000</text:p>
          </table:table-cell>
          <table:table-cell table:style-name="Таблица7.A2" office:value-type="string">
            <text:p text:style-name="P50">313<text:span text:style-name="T22">`</text:span>411</text:p>
          </table:table-cell>
          <table:table-cell table:style-name="Таблица7.C2" office:value-type="string">
            <text:p text:style-name="P50">0,686589</text:p>
          </table:table-cell>
        </table:table-row>
        <table:table-row>
          <table:table-cell table:style-name="Таблица7.A2" office:value-type="string">
            <text:p text:style-name="P53">10`000`000</text:p>
          </table:table-cell>
          <table:table-cell table:style-name="Таблица7.A2" office:value-type="string">
            <text:p text:style-name="P50">2<text:span text:style-name="T22">`</text:span>577<text:span text:style-name="T22">`</text:span>223</text:p>
          </table:table-cell>
          <table:table-cell table:style-name="Таблица7.C2" office:value-type="string">
            <text:p text:style-name="P50">0,7422777</text:p>
          </table:table-cell>
        </table:table-row>
      </table:table>
      <text:p text:style-name="P59"><text:soft-page-break/><text:span text:style-name="T14">Как видно из замеров — чем длинее текст, тем больше % сжатия, это объясняется тем, что чем длинее текст при фиксированном алфавите, тем больше повторений и тем более эффективно LZW будет сжимать текст, ведь в нем будет больше повторов.</text:span></text:p>
      <text:h text:style-name="P40" text:outline-level="1"><text:bookmark-start text:name="__RefHeading__750_2004454639"/>Вывод<text:bookmark-end text:name="__RefHeading__750_2004454639"/></text:h>
      <text:p text:style-name="P6"><text:span text:style-name="T16">Проделав данную работу, я научился </text:span><text:span text:style-name="T17"><text:s/>реализовывать </text:span><text:span text:style-name="T18">сжатие текста при помощи алгоритма LZW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Верхний_20_и_20_нижний_20_колонтитулы" style:display-name="Верхний и нижний колонтитулы" style:family="paragraph" style:parent-style-name="Standard" style:default-outline-level="" style:list-style-name="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Верхний_20_и_20_нижний_20_колонтитулы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9cm" fo:margin-bottom="0.199cm" style:contextual-spacing="false" fo:line-height="100%" fo:keep-together="always" fo:keep-with-next="always"/>
      <style:text-properties fo:font-size="20pt" style:font-size-asian="20pt" style:font-size-complex="2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MT1" style:family="text">
      <style:text-properties officeooo:rsid="003a472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0.84cm" fo:margin-left="1.905cm" fo:margin-right="1.09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61cm" fo:margin-left="0cm" fo:margin-right="0cm" fo:margin-top="0.7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>Москва 202<text:span text:style-name="MT1">4</text:span> г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14:50:12.548810874</meta:creation-date>
    <meta:generator>LibreOffice/7.3.7.2$Linux_X86_64 LibreOffice_project/30$Build-2</meta:generator>
    <dc:date>2024-11-13T19:27:26.750082211</dc:date>
    <meta:editing-duration>PT2H21M8S</meta:editing-duration>
    <meta:editing-cycles>25</meta:editing-cycles>
    <meta:document-statistic meta:table-count="7" meta:image-count="0" meta:object-count="0" meta:page-count="7" meta:paragraph-count="181" meta:word-count="766" meta:character-count="5481" meta:non-whitespace-character-count="4464"/>
  </office:meta>
</office:document-meta>
</file>